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f189" officeooo:paragraph-rsid="0017f189"/>
    </style:style>
    <style:style style:name="P2" style:family="paragraph" style:parent-style-name="Standard">
      <style:paragraph-properties fo:text-align="start" style:justify-single-word="false"/>
      <style:text-properties officeooo:rsid="0017f189" officeooo:paragraph-rsid="0017f189"/>
    </style:style>
    <style:style style:name="P3" style:family="paragraph" style:parent-style-name="Standard">
      <style:text-properties officeooo:rsid="0017f189" officeooo:paragraph-rsid="002390c5"/>
    </style:style>
    <style:style style:name="P4" style:family="paragraph" style:parent-style-name="Standard">
      <style:text-properties officeooo:paragraph-rsid="0017f18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7f189" officeooo:paragraph-rsid="0017f18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f189" officeooo:paragraph-rsid="0017f18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f189" officeooo:paragraph-rsid="002390c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7f189" officeooo:paragraph-rsid="0017f18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7f189" officeooo:paragraph-rsid="002390c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a13e3" officeooo:paragraph-rsid="001a13e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c9887" officeooo:paragraph-rsid="001c988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ed26e" officeooo:paragraph-rsid="0020ce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2ba9d" officeooo:paragraph-rsid="002390c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7f189" officeooo:paragraph-rsid="0017f18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437cb" officeooo:paragraph-rsid="002437c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7f189" officeooo:paragraph-rsid="002390c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17f189" officeooo:paragraph-rsid="002390c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390c5" officeooo:paragraph-rsid="002390c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c9887" officeooo:paragraph-rsid="001c988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ed26e" officeooo:paragraph-rsid="0020cea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0cea7" officeooo:paragraph-rsid="0020cea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437cb" officeooo:paragraph-rsid="002437c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a13e3" officeooo:paragraph-rsid="001a13e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a13e3" officeooo:paragraph-rsid="002390c5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rsid="001bca80" officeooo:paragraph-rsid="002390c5"/>
    </style:style>
    <style:style style:name="P26" style:family="paragraph" style:parent-style-name="Standard">
      <style:text-properties officeooo:rsid="001e0c01" officeooo:paragraph-rsid="001e0c01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2390c5" officeooo:paragraph-rsid="002390c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7f189" officeooo:paragraph-rsid="0017f18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7f189" officeooo:paragraph-rsid="0017f18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7f189" officeooo:paragraph-rsid="002390c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95ee2" officeooo:paragraph-rsid="00195ee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a13e3" officeooo:paragraph-rsid="001a13e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95ee2" style:font-weight-asian="normal" style:font-weight-complex="normal"/>
    </style:style>
    <style:style style:name="T3" style:family="text">
      <style:text-properties officeooo:rsid="0017f189"/>
    </style:style>
    <style:style style:name="T4" style:family="text">
      <style:text-properties officeooo:rsid="001bca80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style:font-name="Consolas" fo:font-size="12pt" fo:letter-spacing="normal" fo:font-style="normal" fo:font-weight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aece1" style:font-size-asian="12pt" style:font-size-complex="12pt"/>
    </style:style>
    <style:style style:name="T9" style:family="text">
      <style:text-properties officeooo:rsid="001f9881"/>
    </style:style>
    <style:style style:name="T10" style:family="text">
      <style:text-properties officeooo:rsid="002390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hy using the Atom and Chrome</text:p>
      <text:p text:style-name="P26">Scuba diving in pool vs the sea. </text:p>
      <text:p text:style-name="P1"/>
      <text:p text:style-name="P1"/>
      <text:p text:style-name="P5">Types of JavaScript</text:p>
      <text:p text:style-name="P1">Inline <text:s/>&amp; <text:s/>File </text:p>
      <text:p text:style-name="P1">Console &amp; DOM</text:p>
      <text:p text:style-name="P1"/>
      <text:p text:style-name="P4"><text:span text:style-name="T3"><text:s/>DOM : </text:span><text:span text:style-name="T5">document.getElementById(</text:span><text:span text:style-name="T6">"demo"</text:span><text:span text:style-name="T5">).innerHTML = </text:span><text:span text:style-name="T6">"Paragraph changed!"</text:span><text:span text:style-name="T5">;</text:span></text:p>
      <text:p text:style-name="P1"><text:s/>In Line: console.log("Hello World");</text:p>
      <text:p text:style-name="P1"/>
      <text:p text:style-name="P12">HTML &amp; CSS in Hold</text:p>
      <text:p text:style-name="P20">Aritmetic = HTML &amp; CSS</text:p>
      <text:p text:style-name="P20">Algebra = JavaScript</text:p>
      <text:p text:style-name="P20">Calculus = React, Angular, <text:span text:style-name="T9">Data-Bases</text:span>,DOM. </text:p>
      <text:p text:style-name="P20"/>
      <text:p text:style-name="P21">If you are building Rockets ==== Chemistry. </text:p>
      <text:p text:style-name="P1"/>
      <text:p text:style-name="P5">GPS factor </text:p>
      <text:p text:style-name="P1">how to get to one place</text:p>
      <text:p text:style-name="P1">we will learn only one way but it can be more</text:p>
      <text:p text:style-name="P1"/>
      <text:p text:style-name="P28">- - - - - - - - - - - - - - - - - - - - - - - - - - - - - - - - - - - - - - - - - - - - </text:p>
      <text:p text:style-name="P27">JavaScript</text:p>
      <text:p text:style-name="P17">- - - - - - - - - - - - - - - - - - - - - - - - - - - - - - - - - - - - - - - - - - - - </text:p>
      <text:p text:style-name="P1"/>
      <text:p text:style-name="P6">Datatypes: </text:p>
      <text:p text:style-name="P1"><text:span text:style-name="T1">numbers</text:span> = numbers 1, 5.5, NaN</text:p>
      <text:p text:style-name="P1"><text:span text:style-name="T1">strings</text:span> = sequence of charactres;</text:p>
      <text:p text:style-name="P1"><text:span text:style-name="T1">boolean </text:span>= logical data type true or false</text:p>
      <text:p text:style-name="P1"><text:span text:style-name="T1">undefined </text:span>= Data Type of a variable with no value yet. var example1; // undefined</text:p>
      <text:p text:style-name="P1"><text:span text:style-name="T1">Null</text:span> = Also mean non existent. </text:p>
      <text:p text:style-name="P1"/>
      <text:p text:style-name="P1"><text:span text:style-name="T1">arrays </text:span>= []; Numeric packages. </text:p>
      <text:p text:style-name="P1"><text:span text:style-name="T1">objects </text:span>= {}; Named packages.</text:p>
      <text:p text:style-name="P1"><text:s text:c="3"/></text:p>
      <text:p text:style-name="P1"/>
      <text:p text:style-name="P6">Variables </text:p>
      <text:p text:style-name="P2">dinamic typing = understands what is in the variable and modify it self for it.</text:p>
      <text:p text:style-name="P1"/>
      <text:p text:style-name="P8"><text:span text:style-name="T10">C</text:span>omments </text:p>
      <text:p text:style-name="P1">single line <text:s text:c="4"/>// This is a comment. </text:p>
      <text:p text:style-name="P1">multyline: /* start</text:p>
      <text:p text:style-name="P1"><text:tab/> <text:s text:c="8"/>continue</text:p>
      <text:p text:style-name="P1"><text:s text:c="21"/>end */</text:p>
      <text:p text:style-name="P7"/>
      <text:p text:style-name="P7"/>
      <text:p text:style-name="P7"><text:soft-page-break/>Functions <text:span text:style-name="T7">“</text:span><text:span text:style-name="T8">Basics”</text:span></text:p>
      <text:p text:style-name="P16">Factories</text:p>
      <text:p text:style-name="P25">Name of the function Lower case , verb + noun</text:p>
      <text:p text:style-name="P3">raw materi<text:span text:style-name="T4">al <text:s/>→ Factory → Product</text:span></text:p>
      <text:p text:style-name="P9"/>
      <text:p text:style-name="P6">Operators</text:p>
      <text:p text:style-name="P14">order of operations : <text:span text:style-name="T2">President, general, Capitan. </text:span></text:p>
      <text:p text:style-name="P31">Please excuse my dear aunt sally</text:p>
      <text:p text:style-name="P32">age += 1;</text:p>
      <text:p text:style-name="P6"/>
      <text:p text:style-name="P13">Dry Code: –- <text:span text:style-name="T3">Alert &amp; Prompt</text:span></text:p>
      <text:p text:style-name="P6"/>
      <text:p text:style-name="P10"><text:span text:style-name="T10">if() </text:span>Logic </text:p>
      <text:p text:style-name="P23">if</text:p>
      <text:p text:style-name="P23">if else</text:p>
      <text:p text:style-name="P23">else</text:p>
      <text:p text:style-name="P24">switch</text:p>
      <text:p text:style-name="P10"/>
      <text:p text:style-name="P10">boolean logic </text:p>
      <text:p text:style-name="P23">&amp;&amp;</text:p>
      <text:p text:style-name="P23">||</text:p>
      <text:p text:style-name="P23">!</text:p>
      <text:p text:style-name="P10"/>
      <text:p text:style-name="P11">Arrays</text:p>
      <text:p text:style-name="P19">create</text:p>
      <text:p text:style-name="P19">access </text:p>
      <text:p text:style-name="P19">change</text:p>
      <text:p text:style-name="P19">add [ what kind of values can I put]</text:p>
      <text:p text:style-name="P19"/>
      <text:p text:style-name="P11">Build-<text:span text:style-name="T10">I</text:span>n <text:span text:style-name="T10">Objects</text:span>:</text:p>
      <text:p text:style-name="P18">Arrays</text:p>
      <text:p text:style-name="P19">push();</text:p>
      <text:p text:style-name="P19">Pop();</text:p>
      <text:p text:style-name="P19">shift();</text:p>
      <text:p text:style-name="P19">unshift();</text:p>
      <text:p text:style-name="P19">indexOf();</text:p>
      <text:p text:style-name="P19"/>
      <text:p text:style-name="P15">Strings</text:p>
      <text:p text:style-name="P15">Number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3:18:53.609932333</meta:creation-date>
    <dc:date>2017-06-02T17:23:28.929401270</dc:date>
    <meta:editing-duration>PT48M7S</meta:editing-duration>
    <meta:editing-cycles>8</meta:editing-cycles>
    <meta:generator>LibreOffice/5.1.2.2$Linux_X86_64 LibreOffice_project/10m0$Build-2</meta:generator>
    <meta:print-date>2017-06-02T17:23:17.766466482</meta:print-date>
    <meta:document-statistic meta:table-count="0" meta:image-count="0" meta:object-count="0" meta:page-count="2" meta:paragraph-count="66" meta:word-count="323" meta:character-count="1541" meta:non-whitespace-character-count="1223"/>
  </office:meta>
</office:document-meta>
</file>